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10C2AF2D2B758A19143.jpg" manifest:media-type="image/jpeg"/>
  <manifest:file-entry manifest:full-path="Pictures/10000000000000A200000068E332BA50354BCABF.png" manifest:media-type="image/png"/>
  <manifest:file-entry manifest:full-path="Pictures/100000000000005D0000006B0237544BA3A75486.png" manifest:media-type="image/png"/>
  <manifest:file-entry manifest:full-path="Pictures/10000000000000BE00000085473279C6A260BB96.png" manifest:media-type="image/png"/>
  <manifest:file-entry manifest:full-path="Pictures/100000000000029F000001F59DA899D211487DB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6979in" fo:margin-left="0in" table:align="left"/>
    </style:style>
    <style:style style:name="Таблица1.A" style:family="table-column">
      <style:table-column-properties style:column-width="0.875in"/>
    </style:style>
    <style:style style:name="Таблица1.B" style:family="table-column">
      <style:table-column-properties style:column-width="1.8021in"/>
    </style:style>
    <style:style style:name="Таблица1.C" style:family="table-column">
      <style:table-column-properties style:column-width="1.3382in"/>
    </style:style>
    <style:style style:name="Таблица1.D" style:family="table-column">
      <style:table-column-properties style:column-width="1.3389in"/>
    </style:style>
    <style:style style:name="Таблица1.E" style:family="table-column">
      <style:table-column-properties style:column-width="1.3438in"/>
    </style:style>
    <style:style style:name="Таблица1.A1" style:family="table-cell">
      <style:table-cell-properties fo:padding="0.0382in" fo:border-left="0.05pt solid #000000" fo:border-right="none" fo:border-top="0.05pt solid #000000" fo:border-bottom="0.05pt solid #000000"/>
    </style:style>
    <style:style style:name="Таблица1.E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E2" style:family="table-cell">
      <style:table-cell-properties fo:padding="0.0382in" fo:border-left="0.05pt solid #000000" fo:border-right="0.05pt solid #000000" fo:border-top="none" fo:border-bottom="0.05pt solid #000000"/>
    </style:style>
    <style:style style:name="Table1" style:family="table">
      <style:table-properties style:width="7.1833in" table:align="margins"/>
    </style:style>
    <style:style style:name="Table1.A" style:family="table-column">
      <style:table-column-properties style:column-width="0.6875in" style:rel-column-width="990*"/>
    </style:style>
    <style:style style:name="Table1.C" style:family="table-column">
      <style:table-column-properties style:column-width="2.5625in" style:rel-column-width="3690*"/>
    </style:style>
    <style:style style:name="Table1.D" style:family="table-column">
      <style:table-column-properties style:column-width="0.8125in" style:rel-column-width="1170*"/>
    </style:style>
    <style:style style:name="Table1.E" style:family="table-column">
      <style:table-column-properties style:column-width="2.4333in" style:rel-column-width="3504*"/>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2.9375in" table:align="left"/>
    </style:style>
    <style:style style:name="Table2.A" style:family="table-column">
      <style:table-column-properties style:column-width="1.8125in"/>
    </style:style>
    <style:style style:name="Table2.B" style:family="table-column">
      <style:table-column-properties style:column-width="1.125in"/>
    </style:style>
    <style:style style:name="Table2.A1" style:family="table-cell">
      <style:table-cell-properties fo:padding="0.0382in" fo:border-left="1pt solid #000000" fo:border-right="none" fo:border-top="1pt solid #000000" fo:border-bottom="1pt solid #000000"/>
    </style:style>
    <style:style style:name="Table2.B1" style:family="table-cell">
      <style:table-cell-properties fo:padding="0.0382in" fo:border="1pt solid #000000"/>
    </style:style>
    <style:style style:name="Table2.A2" style:family="table-cell">
      <style:table-cell-properties fo:padding="0.0382in" fo:border-left="1pt solid #000000" fo:border-right="none" fo:border-top="none" fo:border-bottom="1pt solid #000000"/>
    </style:style>
    <style:style style:name="Table2.B2" style:family="table-cell">
      <style:table-cell-properties fo:padding="0.0382in" fo:border-left="1pt solid #000000" fo:border-right="1pt solid #000000" fo:border-top="none" fo:border-bottom="1pt solid #000000"/>
    </style:style>
    <style:style style:name="P1" style:family="paragraph" style:parent-style-name="Header">
      <style:text-properties officeooo:rsid="000ef309" officeooo:paragraph-rsid="000ef309"/>
    </style:style>
    <style:style style:name="P2" style:family="paragraph" style:parent-style-name="Standard">
      <style:paragraph-properties fo:text-align="center" style:justify-single-word="false"/>
      <style:text-properties fo:font-size="14pt" officeooo:rsid="000f1970" officeooo:paragraph-rsid="000f1970" style:font-size-asian="14pt" style:font-size-complex="14pt"/>
    </style:style>
    <style:style style:name="P3" style:family="paragraph" style:parent-style-name="Standard">
      <style:paragraph-properties fo:text-align="center" style:justify-single-word="false"/>
      <style:text-properties fo:font-size="14pt" fo:font-weight="bold" officeooo:rsid="000f1970" officeooo:paragraph-rsid="000f1970"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officeooo:rsid="000f1970" officeooo:paragraph-rsid="000f1970"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f1970" officeooo:paragraph-rsid="000f197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edbd" officeooo:paragraph-rsid="0013edb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ba23" officeooo:paragraph-rsid="0016ba2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2a66" officeooo:paragraph-rsid="001d2a66"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6587" officeooo:paragraph-rsid="001f658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normal" officeooo:rsid="00100a05" officeooo:paragraph-rsid="00100a0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00a05" officeooo:paragraph-rsid="001337b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3edbd" officeooo:paragraph-rsid="0013edb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451d9" officeooo:paragraph-rsid="001451d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864ae" officeooo:paragraph-rsid="001864a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864ae" officeooo:paragraph-rsid="001a49a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a4fa1" officeooo:paragraph-rsid="001a4fa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c5d25" officeooo:paragraph-rsid="001c5d2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dd60e" officeooo:paragraph-rsid="001e911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e9b5e" officeooo:paragraph-rsid="001e9b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effcf" officeooo:paragraph-rsid="001effc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2226da" officeooo:paragraph-rsid="002226d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22a48" officeooo:paragraph-rsid="00222a4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3b518" officeooo:paragraph-rsid="0023b51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3b518" officeooo:paragraph-rsid="00297c4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bold" officeooo:rsid="001effcf" officeooo:paragraph-rsid="001effcf"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style:text-underline-style="none" fo:font-weight="bold" officeooo:rsid="002226da" officeooo:paragraph-rsid="002226da"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style:text-underline-style="none" fo:font-weight="bold" officeooo:rsid="00222a48" officeooo:paragraph-rsid="00222a48"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style:text-underline-style="none" fo:font-weight="bold" officeooo:rsid="0023b518" officeooo:paragraph-rsid="0023b518"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style:text-underline-style="none" fo:font-weight="bold" officeooo:rsid="002bc2a6" officeooo:paragraph-rsid="002bc2a6" style:font-size-asian="10.5pt" style:font-weight-asian="bold" style:font-size-complex="12pt" style:font-weight-complex="bold"/>
    </style:style>
    <style:style style:name="P31" style:family="paragraph" style:parent-style-name="Table_20_Contents">
      <style:paragraph-properties fo:text-align="start" style:justify-single-word="false"/>
      <style:text-properties fo:font-size="12pt" officeooo:rsid="0013edbd" officeooo:paragraph-rsid="0013edbd" style:font-size-asian="10.5pt" style:font-size-complex="12pt"/>
    </style:style>
    <style:style style:name="P32" style:family="paragraph" style:parent-style-name="Table_20_Contents">
      <style:paragraph-properties fo:text-align="center" style:justify-single-word="false"/>
      <style:text-properties fo:font-size="12pt" officeooo:rsid="0013edbd" officeooo:paragraph-rsid="0013edbd" style:font-size-asian="10.5pt" style:font-size-complex="12pt"/>
    </style:style>
    <style:style style:name="P33" style:family="paragraph" style:parent-style-name="Table_20_Contents">
      <style:paragraph-properties fo:text-align="start" style:justify-single-word="false"/>
      <style:text-properties fo:font-size="12pt" fo:font-weight="bold" officeooo:rsid="0013edbd" officeooo:paragraph-rsid="0013edbd" style:font-size-asian="10.5pt" style:font-weight-asian="bold" style:font-size-complex="12pt" style:font-weight-complex="bold"/>
    </style:style>
    <style:style style:name="P34"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35" style:family="paragraph" style:parent-style-name="Frame_20_contents">
      <style:paragraph-properties fo:text-align="start" style:justify-single-word="false"/>
      <style:text-properties fo:font-size="40pt" officeooo:rsid="0028575a" officeooo:paragraph-rsid="0028575a" style:font-size-asian="40pt" style:font-size-complex="40pt"/>
    </style:style>
    <style:style style:name="P36" style:family="paragraph" style:parent-style-name="Standard" style:list-style-name="L1">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37" style:family="paragraph" style:parent-style-name="Standard" style:list-style-name="L2">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38" style:family="paragraph" style:parent-style-name="Standard" style:list-style-name="L3">
      <style:paragraph-properties fo:text-align="start" style:justify-single-word="false"/>
      <style:text-properties fo:font-size="12pt" style:text-underline-style="none" fo:font-weight="normal" officeooo:rsid="001b1624" officeooo:paragraph-rsid="001b1624"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30990b" officeooo:paragraph-rsid="0030990b"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2bc2a6" officeooo:paragraph-rsid="0034b577"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2bc2a6" officeooo:paragraph-rsid="003878ce"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2bc2a6" officeooo:paragraph-rsid="003910a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2bc2a6" officeooo:paragraph-rsid="003add41"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45" style:family="paragraph" style:parent-style-name="Standard" style:list-style-name="L6">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46" style:family="paragraph" style:parent-style-name="Standard" style:list-style-name="L6">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48" style:family="paragraph" style:parent-style-name="Standard" style:list-style-name="L6">
      <style:paragraph-properties fo:text-align="start" style:justify-single-word="false"/>
      <style:text-properties fo:font-size="12pt" style:text-underline-style="none" fo:font-weight="normal" officeooo:rsid="00523783" officeooo:paragraph-rsid="00523783" style:font-size-asian="10.5pt" style:font-weight-asian="normal" style:font-size-complex="12pt" style:font-weight-complex="normal"/>
    </style:style>
    <style:style style:name="P49" style:family="paragraph" style:parent-style-name="Standard" style:list-style-name="L6">
      <style:paragraph-properties fo:text-align="start" style:justify-single-word="false"/>
      <style:text-properties fo:font-size="12pt" style:text-underline-style="none" fo:font-weight="normal" officeooo:rsid="0053b77d" officeooo:paragraph-rsid="0053b77d" style:font-size-asian="10.5pt" style:font-weight-asian="normal" style:font-size-complex="12pt" style:font-weight-complex="normal"/>
    </style:style>
    <style:style style:name="P50" style:family="paragraph" style:parent-style-name="Standard" style:list-style-name="L6">
      <style:paragraph-properties fo:text-align="start" style:justify-single-word="false"/>
      <style:text-properties fo:font-size="12pt" style:text-underline-style="none" fo:font-weight="normal" officeooo:rsid="0054580c" officeooo:paragraph-rsid="0054580c" style:font-size-asian="10.5pt" style:font-weight-asian="normal" style:font-size-complex="12pt" style:font-weight-complex="normal"/>
    </style:style>
    <style:style style:name="P51" style:family="paragraph" style:parent-style-name="Standard" style:list-style-name="L6">
      <style:paragraph-properties fo:text-align="start" style:justify-single-word="false"/>
      <style:text-properties fo:font-size="12pt" style:text-underline-style="none" fo:font-weight="normal" officeooo:rsid="00561e29" officeooo:paragraph-rsid="00561e29"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bold" officeooo:rsid="002bc2a6" officeooo:paragraph-rsid="002bc2a6"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style:text-underline-style="none" fo:font-weight="bold" officeooo:rsid="002bc2a6" officeooo:paragraph-rsid="0034b577"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style:text-underline-style="none" fo:font-weight="bold" officeooo:rsid="002bc2a6" officeooo:paragraph-rsid="003878ce"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style:text-underline-style="none" fo:font-weight="bold" officeooo:rsid="002bc2a6" officeooo:paragraph-rsid="003910a7"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style:text-underline-style="none" fo:font-weight="bold" officeooo:rsid="002f31f4" officeooo:paragraph-rsid="0030174d"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style:text-underline-style="none" fo:font-weight="bold" officeooo:rsid="0030990b" officeooo:paragraph-rsid="0030990b"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style:text-underline-style="none" fo:font-weight="bold" officeooo:rsid="003ae07b" officeooo:paragraph-rsid="003d90ce" style:font-size-asian="10.5pt" style:font-weight-asian="bold" style:font-size-complex="12pt" style:font-weight-complex="bold"/>
    </style:style>
    <style:style style:name="P60" style:family="paragraph" style:parent-style-name="Standard" style:list-style-name="L5">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61" style:family="paragraph" style:parent-style-name="Standard" style:list-style-name="L6">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62" style:family="paragraph" style:parent-style-name="Standard" style:list-style-name="L6">
      <style:paragraph-properties fo:text-align="start" style:justify-single-word="false"/>
      <style:text-properties fo:font-size="12pt" style:text-underline-style="none" fo:font-weight="bold" officeooo:rsid="003ae07b" officeooo:paragraph-rsid="004d4754"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style:text-underline-style="solid" style:text-underline-width="auto" style:text-underline-color="font-color" fo:font-weight="bold" officeooo:rsid="003ae07b" officeooo:paragraph-rsid="003ae07b" style:font-size-asian="10.5pt" style:font-weight-asian="bold" style:font-size-complex="12pt" style:font-weight-complex="bold"/>
    </style:style>
    <style:style style:name="P64" style:family="paragraph" style:parent-style-name="Standard" style:list-style-name="L6">
      <style:paragraph-properties fo:text-align="start" style:justify-single-word="false"/>
      <style:text-properties fo:font-size="12pt" fo:font-style="normal" style:text-underline-style="none" fo:font-weight="normal" officeooo:rsid="003ae07b" officeooo:paragraph-rsid="00561e29" style:font-size-asian="10.5pt" style:font-style-asian="normal" style:font-weight-asian="normal" style:font-size-complex="12pt" style:font-style-complex="normal" style:font-weight-complex="normal"/>
    </style:style>
    <style:style style:name="P65" style:family="paragraph" style:parent-style-name="Standard" style:list-style-name="L6">
      <style:paragraph-properties fo:text-align="start" style:justify-single-word="false"/>
      <style:text-properties fo:font-size="12pt" fo:font-style="normal" style:text-underline-style="none" fo:font-weight="normal" officeooo:rsid="00581e08" officeooo:paragraph-rsid="00581e08" style:font-size-asian="10.5pt" style:font-style-asian="normal" style:font-weight-asian="normal" style:font-size-complex="12pt" style:font-style-complex="normal" style:font-weight-complex="normal"/>
    </style:style>
    <style:style style:name="P66" style:family="paragraph" style:parent-style-name="Standard" style:list-style-name="L6">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30990b" officeooo:paragraph-rsid="0030990b" style:font-size-asian="10.5pt" style:font-weight-asian="bold" style:font-size-complex="12pt" style:font-weight-complex="bold"/>
    </style:style>
    <style:style style:name="P69" style:family="paragraph" style:parent-style-name="Standard" style:list-style-name="L6" style:master-page-name="">
      <loext:graphic-properties draw:fill="none"/>
      <style:paragraph-properties fo:margin-left="1in" fo:margin-right="0in" fo:text-align="start" style:justify-single-word="false" fo:text-indent="-0.25in" style:auto-text-indent="false" style:page-number="auto" fo:background-color="transparent"/>
      <style:text-properties fo:font-size="12pt" fo:font-style="italic" style:text-underline-style="none" fo:font-weight="normal" officeooo:rsid="003ae07b" officeooo:paragraph-rsid="003ae07b" style:font-size-asian="10.5pt" style:font-style-asian="italic" style:font-weight-asian="normal" style:font-size-complex="12pt" style:font-style-complex="italic" style:font-weight-complex="normal"/>
    </style:style>
    <style:style style:name="P70" style:family="paragraph" style:parent-style-name="Standard" style:list-style-name="L6"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style="normal" style:text-underline-style="none" fo:font-weight="normal" officeooo:rsid="003ae07b" officeooo:paragraph-rsid="003ae07b" style:font-size-asian="10.5pt" style:font-style-asian="normal" style:font-weight-asian="normal" style:font-size-complex="12pt" style:font-style-complex="normal" style:font-weight-complex="normal"/>
    </style:style>
    <style:style style:name="P71"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72"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73"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74"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75"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76"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77" style:family="paragraph" style:parent-style-name="Standard" style:list-style-name="L6" style:master-page-name="">
      <loext:graphic-properties draw:fill="none"/>
      <style:paragraph-properties fo:margin-left="2.0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78" style:family="paragraph" style:parent-style-name="Table_20_Contents">
      <style:paragraph-properties fo:text-align="start" style:justify-single-word="false"/>
      <style:text-properties fo:font-size="12pt" style:font-size-asian="10.5pt" style:font-size-complex="12pt"/>
    </style:style>
    <style:style style:name="P79" style:family="paragraph" style:parent-style-name="Table_20_Contents" style:list-style-name="L4">
      <style:paragraph-properties fo:text-align="start" style:justify-single-word="false"/>
      <style:text-properties fo:font-size="12pt" style:font-size-asian="10.5pt" style:font-size-complex="12pt"/>
    </style:style>
    <style:style style:name="P80" style:family="paragraph" style:parent-style-name="Table_20_Contents">
      <style:paragraph-properties fo:text-align="start" style:justify-single-word="false"/>
      <style:text-properties fo:font-size="12pt" officeooo:rsid="0030174d" officeooo:paragraph-rsid="0030174d" style:font-size-asian="10.5pt" style:font-size-complex="12pt"/>
    </style:style>
    <style:style style:name="P81" style:family="paragraph" style:parent-style-name="Table_20_Contents" style:list-style-name="L4">
      <style:paragraph-properties fo:text-align="start" style:justify-single-word="false"/>
      <style:text-properties fo:font-size="12pt" officeooo:rsid="0030990b" officeooo:paragraph-rsid="0030990b" style:font-size-asian="10.5pt" style:font-size-complex="12pt"/>
    </style:style>
    <style:style style:name="T1" style:family="text">
      <style:text-properties officeooo:rsid="0012abf7"/>
    </style:style>
    <style:style style:name="T2" style:family="text">
      <style:text-properties officeooo:rsid="001337b2"/>
    </style:style>
    <style:style style:name="T3" style:family="text">
      <style:text-properties officeooo:rsid="001550c1"/>
    </style:style>
    <style:style style:name="T4" style:family="text">
      <style:text-properties officeooo:rsid="001a49ac"/>
    </style:style>
    <style:style style:name="T5" style:family="text">
      <style:text-properties officeooo:rsid="001d2a66"/>
    </style:style>
    <style:style style:name="T6" style:family="text">
      <style:text-properties officeooo:rsid="001e911a"/>
    </style:style>
    <style:style style:name="T7" style:family="text">
      <style:text-properties officeooo:rsid="001fc119"/>
    </style:style>
    <style:style style:name="T8" style:family="text">
      <style:text-properties fo:font-weight="normal" style:font-weight-asian="normal" style:font-weight-complex="normal"/>
    </style:style>
    <style:style style:name="T9" style:family="text">
      <style:text-properties fo:font-weight="normal" officeooo:rsid="0021359b" style:font-weight-asian="normal" style:font-weight-complex="normal"/>
    </style:style>
    <style:style style:name="T10" style:family="text">
      <style:text-properties fo:font-weight="normal" officeooo:rsid="00222a48" style:font-weight-asian="normal" style:font-weight-complex="normal"/>
    </style:style>
    <style:style style:name="T11" style:family="text">
      <style:text-properties fo:font-weight="normal" officeooo:rsid="002d9869" style:font-weight-asian="normal" style:font-weight-complex="normal"/>
    </style:style>
    <style:style style:name="T12" style:family="text">
      <style:text-properties fo:font-weight="normal" officeooo:rsid="003bee95" style:font-weight-asian="normal" style:font-weight-complex="normal"/>
    </style:style>
    <style:style style:name="T13" style:family="text">
      <style:text-properties fo:font-weight="normal" officeooo:rsid="0049beb9" style:font-weight-asian="normal" style:font-weight-complex="normal"/>
    </style:style>
    <style:style style:name="T14" style:family="text">
      <style:text-properties fo:font-weight="normal" officeooo:rsid="004c9f11"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553830" style:font-style-asian="italic" style:font-style-complex="italic"/>
    </style:style>
    <style:style style:name="T18" style:family="text">
      <style:text-properties fo:font-style="italic" officeooo:rsid="00581e08" style:font-style-asian="italic" style:font-style-complex="italic"/>
    </style:style>
    <style:style style:name="T19" style:family="text">
      <style:text-properties fo:font-style="italic" officeooo:rsid="0051ecbf" style:font-style-asian="italic" style:font-style-complex="italic"/>
    </style:style>
    <style:style style:name="T20" style:family="text">
      <style:text-properties officeooo:rsid="002717bb"/>
    </style:style>
    <style:style style:name="T21" style:family="text">
      <style:text-properties officeooo:rsid="00297c44"/>
    </style:style>
    <style:style style:name="T22" style:family="text">
      <style:text-properties officeooo:rsid="002bc2a6"/>
    </style:style>
    <style:style style:name="T23" style:family="text">
      <style:text-properties officeooo:rsid="0023b518"/>
    </style:style>
    <style:style style:name="T24" style:family="text">
      <style:text-properties officeooo:rsid="002cc0f2"/>
    </style:style>
    <style:style style:name="T25" style:family="text">
      <style:text-properties officeooo:rsid="0034b577"/>
    </style:style>
    <style:style style:name="T26" style:family="text">
      <style:text-properties officeooo:rsid="003878ce"/>
    </style:style>
    <style:style style:name="T27" style:family="text">
      <style:text-properties fo:font-weight="bold" style:font-weight-asian="bold" style:font-weight-complex="bold"/>
    </style:style>
    <style:style style:name="T28" style:family="text">
      <style:text-properties fo:font-weight="bold" officeooo:rsid="003878ce" style:font-weight-asian="bold" style:font-weight-complex="bold"/>
    </style:style>
    <style:style style:name="T29" style:family="text">
      <style:text-properties fo:font-weight="bold" officeooo:rsid="003910a7" style:font-weight-asian="bold" style:font-weight-complex="bold"/>
    </style:style>
    <style:style style:name="T30" style:family="text">
      <style:text-properties officeooo:rsid="003add41"/>
    </style:style>
    <style:style style:name="T31" style:family="text">
      <style:text-properties officeooo:rsid="004c11aa"/>
    </style:style>
    <style:style style:name="T32" style:family="text">
      <style:text-properties officeooo:rsid="004e633a"/>
    </style:style>
    <style:style style:name="T33" style:family="text">
      <style:text-properties officeooo:rsid="005052f1"/>
    </style:style>
    <style:style style:name="T34" style:family="text">
      <style:text-properties officeooo:rsid="0051ecbf"/>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5" svg:x="0.4681in" svg:y="1.7457in" svg:width="0.7902in" draw:z-index="0">
        <draw:text-box fo:min-height="0.7571in">
          <text:p text:style-name="P34">Tricks of the Trade</text:p>
        </draw:text-box>
      </draw:frame>
      <text:p text:style-name="P3">Маленькие хитрости для подготовки к <text:s/>экзамену.</text:p>
      <text:p text:style-name="P2">Глава 1.</text:p>
      <text:p text:style-name="P2"/>
      <text:p text:style-name="P4"/>
      <text:p text:style-name="P5">Зачем сдавать PMP-экзамен?</text:p>
      <text:p text:style-name="P10"><text:tab/>Подготовка к сдаче экзамена PMP - это путешествие. Это путешествие поможет вам сделать себя лучше и расширить свои возможности. При подготовке к экзамену у вас есть возможность не просто сдать экзамен, <text:s/>а стать лучшим менеджером проекта. Эта возможность <text:s/>является одной из лучших причин, чтобы пройти сертификацию PMP.</text:p>
      <text:p text:style-name="P10"><text:tab/>Чтобы сдать PMP-экзамен, вы не можете просто втиснуть много информации в свой мозг и попытаться удержать ее достаточно долго, чтобы пройти четырехчасовой тест. Вместо этого вам нужно вывести свои знания на новый уровень. Вам нужно по-настоящему понять процесс управления проектами и то, какую <text:span text:style-name="T1">пользу</text:span> этот процесс может принести <text:span text:style-name="T1">в </text:span>вашей повседневной работе над проектами. Экзамен PMP - это международный экзамен, призванный <text:span text:style-name="T1">подтвердить </text:span>ваши знания и опыт в применении искусства и науки управления проектами. Экзамен фокусируется на ситуациях, с которыми вы можете столкнуться в реальном мире, а не просто <text:span text:style-name="T1">просит </text:span><text:s/>вас повторить <text:span text:style-name="T1">заученную информацию.</text:span> Достижение сертификации PMP-это способ выделить себя.</text:p>
      <text:p text:style-name="P11"><text:tab/><text:span text:style-name="T2">Помимо возможности улучшить себя и свои способности, могут быть финансовые стимулы для сдачи экзамена. Обследование заработной платы 2015 года, проведенное Институтом управления проектами (PMI®), показало, что сертифицированные PMP менеджеры проектов во всех странах получают в среднем на 20 процентов больше, чем без этой сертификации. У RMC были студенты, которые получили бонус, повышение или и то и дугое, когда они сдали экзамен. Другие студенты сообщили, что им предложили работу, на которую претендовали сотни других квалифицированных кандидатов, просто потому, что они были сертифицированы PMP. Наличие сертификации PMP может быть причиной того, что вы получаете работу, удерживаете свою работу или продвигаетесь.</text:span></text:p>
      <text:p text:style-name="P11"><text:tab/></text:p>
      <text:p text:style-name="P6">Квалификация, необходимая для сдачи экзамена.</text:p>
      <text:p text:style-name="P12"><text:tab/>Чтобы сдать экзамен PMP, вы должны соответствовать требованиям, которые предъявляет PMI. Текущие требования описаны в таблице ниже.</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33">Категория</text:p>
          </table:table-cell>
          <table:table-cell table:style-name="Таблица1.A1" office:value-type="string">
            <text:p text:style-name="P33">Общее образование </text:p>
          </table:table-cell>
          <table:table-cell table:style-name="Таблица1.A1" office:value-type="string">
            <text:p text:style-name="P33">Часов обучения управлению проектами</text:p>
          </table:table-cell>
          <table:table-cell table:style-name="Таблица1.A1" office:value-type="string">
            <text:p text:style-name="P33">Опыт управления проектами</text:p>
          </table:table-cell>
          <table:table-cell table:style-name="Таблица1.E1" office:value-type="string">
            <text:p text:style-name="P33">Число вопросов</text:p>
          </table:table-cell>
        </table:table-row>
        <table:table-row>
          <table:table-cell table:style-name="Таблица1.A2" office:value-type="string">
            <text:p text:style-name="P31">1</text:p>
          </table:table-cell>
          <table:table-cell table:style-name="Таблица1.A2" office:value-type="string">
            <text:p text:style-name="P31">Степень бакалавра</text:p>
          </table:table-cell>
          <table:table-cell table:style-name="Таблица1.A2" office:value-type="string">
            <text:p text:style-name="P32">35</text:p>
          </table:table-cell>
          <table:table-cell table:style-name="Таблица1.A2" office:value-type="string">
            <text:p text:style-name="P31">4500 часов. 3 года</text:p>
          </table:table-cell>
          <table:table-cell table:style-name="Таблица1.E2" office:value-type="string">
            <text:p text:style-name="P31">200</text:p>
          </table:table-cell>
        </table:table-row>
        <table:table-row>
          <table:table-cell table:style-name="Таблица1.A2" office:value-type="string">
            <text:p text:style-name="P31">2</text:p>
          </table:table-cell>
          <table:table-cell table:style-name="Таблица1.A2" office:value-type="string">
            <text:p text:style-name="P31">Диплом высшей школы</text:p>
          </table:table-cell>
          <table:table-cell table:style-name="Таблица1.A2" office:value-type="string">
            <text:p text:style-name="P32">35</text:p>
          </table:table-cell>
          <table:table-cell table:style-name="Таблица1.A2" office:value-type="string">
            <text:p text:style-name="P31">7500 часов. 5 лет</text:p>
          </table:table-cell>
          <table:table-cell table:style-name="Таблица1.E2" office:value-type="string">
            <text:p text:style-name="P31">200</text:p>
          </table:table-cell>
        </table:table-row>
      </table:table>
      <text:p text:style-name="P13"/>
      <text:p text:style-name="P13"><text:tab/>Имейте в виду, то что вы формально соответствуете требованиям для сдачи экзамена, не означает, что вы сможете сдать его. Вы должны знать управление проектами и иметь опыт его применения—это включает в себя как управление, так и <text:span text:style-name="T3">лидерство</text:span>. Рассмотрите возможность сдачи экзамена PMI CAPM°, если вы не соответствуете требованиям предыдущей таблицы. Вы можете найти требования к экзамену CAPM на pmi.org На момент публикации этой книги тестировщики CAPM должны были иметь диплом средней школы, а также 1500 часов опыта работы над проектами или 23 часа обучения управлению проектами, чтобы претендовать на экзамен CAPM.</text:p>
      <text:p text:style-name="P7"/>
      <text:p text:style-name="P7">Вы готовы к сдаче PMP-экзамена?</text:p>
      <text:p text:style-name="P14"><text:tab/>По опыту RMC, 50 процентов тех, кто не сдает экзамен, делают это потому что у них не было обучения управлению проектами, которое предполагает использование терминологии и концепций PMI. Это серьезный фактор, который следует учитывать при определении того, готовы ли вы <text:soft-page-break/>сдавать экзамен. Понимание подхода PMI к управлению проектами - это не просто чтение руководства PMBOK. Хотя чтение руководства PMBOK поможет вам улучшить свои знания, оно не научит вас управлению проектами. Эта книга подготовки к экзамену объяснит процесс управления проектами и поможет вам понять его с точки зрения PMI; однако, если вы обнаружите, что многие понятия и термины, представленные в этой книге, являются новыми для вас—или вы не используете важные инструменты, которые обсуждаются в этой книге (такие как Устав, WBS, <text:s/>Сетевая диаграмма и Планы управления) — вам, вероятно, потребуется дополнительная подготовка по управлению проектами, прежде чем продолжить обучение.</text:p>
      <text:p text:style-name="P15"><text:tab/><text:span text:style-name="T4">Другой большой процент людей, которые проваливают экзамен, не имеют реального опыта работы над крупными проектами. Вместо этого они могут управлять службой поддержки или небольшими проектами; некоторые из них могут даже не работать как менеджер проекта. Экзамен PMP предназначен для выявления тех, кто не имел подготовки по управлению проектами и кто не имеет опыта. Это не экзамен для начинающего менеджера проекта или для того, кто надеется стать менеджером проекта. На экзамене полезно ответить на вопросы с точки зрения менеджера проекта, который управляет крупными проектами. Таким образом, чем больше у вас опыта работы над крупными проектами с инструментами и методами, а также входами и выходами, описанными в руководстве PMBOK®, тем лучше вы будете подготовлены к экзамену.</text:span></text:p>
      <text:p text:style-name="P15"><text:tab/><text:span text:style-name="T4">Ниже приведены примеры крупных проектов:</text:span></text:p>
      <text:list xml:id="list3096517631" text:style-name="L1">
        <text:list-item>
          <text:p text:style-name="P36">Проектирование нового колл-центра (по сравнению с обработкой небольших проектов колл-центра).</text:p>
        </text:list-item>
        <text:list-item>
          <text:p text:style-name="P36">Проектирование нового производственного процесса (по сравнению с производством стандартного продукта для клиента).</text:p>
        </text:list-item>
        <text:list-item>
          <text:p text:style-name="P36">Установка коммерческого программного обеспечения в компании (по сравнению с установкой настольной операционной системы ПК и связанных обновлений программного обеспечения).</text:p>
        </text:list-item>
        <text:list-item>
          <text:p text:style-name="P36">Проектирование и строительство нового здания (по сравнению с перекраской существующего здания).</text:p>
          <text:p text:style-name="P36"/>
        </text:list-item>
      </text:list>
      <text:p text:style-name="P16"><text:tab/>Какова глубина ваших знаний и понимания управления проектами? Просмотрите следующий список. Вы регулярно сталкиваетесь с двумя или более из следующих проблем на проектах? Если это так, вы можете извлечь выгоду из узнать больше об управлении проектами до сдачи экзамена.</text:p>
      <text:list xml:id="list1301211227" text:style-name="L2">
        <text:list-item>
          <text:p text:style-name="P37">Перерасход средств или выход из графика</text:p>
        </text:list-item>
        <text:list-item>
          <text:p text:style-name="P37">Нереалистичное расписание</text:p>
        </text:list-item>
        <text:list-item>
          <text:p text:style-name="P37">Чрезмерные изменения содержания или расписания</text:p>
        </text:list-item>
        <text:list-item>
          <text:p text:style-name="P37">Проблемы коммуникации и обострение конфликтов</text:p>
        </text:list-item>
        <text:list-item>
          <text:p text:style-name="P37">Заканчивается время к концу проекта</text:p>
        </text:list-item>
        <text:list-item>
          <text:p text:style-name="P37">Неудовлетворительное качество</text:p>
        </text:list-item>
        <text:list-item>
          <text:p text:style-name="P37">Низкий моральный дух</text:p>
        </text:list-item>
        <text:list-item>
          <text:p text:style-name="P37">Непонимание членами команды относительно того, что необходимо сделать</text:p>
        </text:list-item>
        <text:list-item>
          <text:p text:style-name="P37">Чрезмерная переработка и сверхурочные</text:p>
        </text:list-item>
        <text:list-item>
          <text:p text:style-name="P37">Слишком много совещаний по проектам </text:p>
        </text:list-item>
      </text:list>
      <text:p text:style-name="P17"/>
      <text:p text:style-name="P17"><text:tab/>Теперь подумайте о своем опыте управления проектами, особенно о<text:span text:style-name="T20">б</text:span> опыте работы над крупными проектами. Просмотрите следующий список тем, затронутых на экзамене. Понимаете ли вы эти темы и применяете ли инструменты и методы, включенные в этот список, при работе над проектами?</text:p>
      <text:list xml:id="list3012407304" text:style-name="L3">
        <text:list-item>
          <text:p text:style-name="P38">Пошаговый процесс управления проектами, в том числе почему каждый шаг необходим</text:p>
        </text:list-item>
        <text:list-item>
          <text:p text:style-name="P38">Роли руководителя проекта, спонсора, команды и заинтересованных сторон</text:p>
        </text:list-item>
        <text:list-item>
          <text:p text:style-name="P38">Использование исторической информации из предыдущих проектов</text:p>
        </text:list-item>
        <text:list-item>
          <text:p text:style-name="P38"><text:soft-page-break/>Использование уроков, извлеченных из предыдущих проектов, а также обобщение уроков, извлеченных из текущих проектов;</text:p>
        </text:list-item>
        <text:list-item>
          <text:p text:style-name="P38">Что такое Устав проекта и как его создать</text:p>
        </text:list-item>
        <text:list-item>
          <text:p text:style-name="P38">Что такое структурная декомпозиция работ <text:s/>(WBS) (не список или гистограмма) и как ее создать</text:p>
        </text:list-item>
        <text:list-item>
          <text:p text:style-name="P38">Как вручную создать сетевую диаграмму</text:p>
        </text:list-item>
        <text:list-item>
          <text:p text:style-name="P38">Что такое критический путь, как его найти и какие преимущества он предоставляет менеджеру проекта</text:p>
        </text:list-item>
        <text:list-item>
          <text:p text:style-name="P38">Оценка по трем точкам</text:p>
        </text:list-item>
        <text:list-item>
          <text:p text:style-name="P38">Анализ Монте-Карло </text:p>
        </text:list-item>
        <text:list-item>
          <text:p text:style-name="P38">Анализ освоенного объема</text:p>
        </text:list-item>
        <text:list-item>
          <text:p text:style-name="P38">Сжатие расписания (сжатие и быстрый проход)</text:p>
        </text:list-item>
        <text:list-item>
          <text:p text:style-name="P38">Managing float</text:p>
        </text:list-item>
        <text:list-item>
          <text:p text:style-name="P38">Как создать реалистичное расписание</text:p>
        </text:list-item>
        <text:list-item>
          <text:p text:style-name="P38">Управление качеством как проекта, так и результирующего продукта или результатов</text:p>
        </text:list-item>
        <text:list-item>
          <text:p text:style-name="P38">Развитие отношений с заинтересованными сторонами и обеспечение их заинтересованности и вовлечения в проект</text:p>
        </text:list-item>
        <text:list-item>
          <text:p text:style-name="P38">Что входит в процесс управления рисками </text:p>
        </text:list-item>
        <text:list-item>
          <text:p text:style-name="P38">Расчет резервов и понимание их связи с управлением рисками</text:p>
        </text:list-item>
        <text:list-item>
          <text:p text:style-name="P38">Создание реалистичного и утвержденного плана управления проектом, за достижение которого вы готовы нести ответственность </text:p>
        </text:list-item>
        <text:list-item>
          <text:p text:style-name="P38">Мониторинг и контроль проекта в соответствии с планом управления проектом</text:p>
        </text:list-item>
        <text:list-item>
          <text:p text:style-name="P38">Управление запросами на изменение и управление изменениями</text:p>
        </text:list-item>
        <text:list-item>
          <text:p text:style-name="P38">Учет профессиональных и социальных обязанностей, ожидаемых от руководителя проекта при управлении проектом</text:p>
        </text:list-item>
      </text:list>
      <text:p text:style-name="P18"><text:tab/></text:p>
      <text:p text:style-name="P18"><text:tab/>На крупных проектах у руководителя проекта нет времени на неправильные действия по управлению проект<text:span text:style-name="T5">ом</text:span>. Проект может легко выйти из-под контроля, если руководитель проекта тратит слишком много времени на решение проблем, а не на их предотвращение, или на микроуправление людьми вместо того, чтобы убедиться, что они знают, что им нужно сделать до начала проекта. При подготовке к экзамену подумайте о концепциях, представленных в этой книге (и тех, которые вы узнали в ходе обучения), с точки зрения того, что должен делать руководитель проекта Большого, управляемого планом проекта. Это поможет вам определить пробелы между вашим собственным опытом управления проектами и подходом PMIs к управлению проектами, и поэтому лучше подготовит вас к ответам на вопросы на экзамене.</text:p>
      <text:p text:style-name="P18"/>
      <text:p text:style-name="P8">Подача заявления на сдачу экзамена.</text:p>
      <text:p text:style-name="P19"><text:tab/>Для сдачи экзамена необходимо подать заявление в PMI. Заявки могут подаваться в режиме онлайн или по почте. Отправка в режиме онлайн предпочтительна, поскольку время ответа PMIs быстрее для электронных представлений. Кроме того, онлайн-процесс подачи заявок облегчает документирование часов и опыта управления проектами при соблюдении рекомендаций по применению (Многочисленные электронные таблицы для документирования вашего опыта управления проектами доступны on-line, но использование собственных таблиц, не созданных PMI, часто означает, что вы в конечном итоге дублируете свои усилия по заявлению.) <text:span text:style-name="T6">После подачи заявки вы получите уведомление, которое подтвердит, что ваша заявка принята; затем вам будет предложено оплатить назначение экзамена. После получения оплаты вы получите электронное письмо, разрешающее вам записаться на прием для сдачи экзамена. Вы можете подвергнуться аудиту вашей заявки до её утверждения. Имейте в виду, что аудит задержит ваше разрешение на сдачу экзамена.</text:span></text:p>
      <text:p text:style-name="P20"><text:soft-page-break/><text:tab/>Экзамен обычно предлагается на компьютере в специальных местах тестирования, но это может быть по-разному в зависимости от страны, в которой вы находитесь. В уведомлении об авторизации будут даны конкретные инструкции. На веб-сайте PMI есть информация о местах тестирования и языках, доступных для экзамена; посетите pmi.org для уточнения подробностей.</text:p>
      <text:p text:style-name="P21"><text:tab/>Как только вы получите подтверждение, вы должны сдать экзамен в течение одного года. (Вы можете сдать экзамен до трех раз в течение этого года; если вы не все три раза, вы должны ждать один год, чтобы повторно подать заявку на экзамен.) В некоторых случаях центры тестирования могут не открываться в течение нескольких недель.</text:p>
      <text:p text:style-name="P21"/>
      <text:p text:style-name="P9">Как использовать эту книг<text:span text:style-name="T7">у</text:span></text:p>
      <text:p text:style-name="P21"/>
      <text:p text:style-name="P26">Убедитесь, что у вас есть текущие материалы для экзамена.<text:span text:style-name="T8"> Прежде чем вы начнете использовать эту книгу, вы должны убедиться, что </text:span><text:span text:style-name="T9">вы взяли </text:span><text:span text:style-name="T8">правильное издание. Продукты RMC обновляются, чтобы дать вам самую последнюю доступную информацию и принять во внимание последние изменения в экзамене. Предыдущие издания этой книги устарели и не </text:span><text:span text:style-name="T9">могут </text:span><text:span text:style-name="T8"><text:s/>использоваться для сдачи экзамена. Это издание книги PMP * Exam Prep соответствует руководству PMBOK*, шестого издания, которое было опубликовано в сентябре 2017 и предназначено для обучения экзаменам, принятым после 26 марта 2018 года. Это издание также отражает информацию о плане экзамена от июня 2015 года.</text:span></text:p>
      <text:p text:style-name="P21"/>
      <text:p text:style-name="P27">Как организована эта книга.<text:span text:style-name="T8"> Большинство глав в этой книге организованы одинаковым способом: </text:span><text:span text:style-name="T10">В</text:span><text:span text:style-name="T8">водная дискуссия, список «быстр</text:span><text:span text:style-name="T10">ый тест»</text:span><text:span text:style-name="T8"> (</text:span><text:span text:style-name="T10">темы </text:span><text:span text:style-name="T8">обычно перечисленны в порядке важности), Rita’s Process Chart™, обзорные материалы и практический экзамен. Все ссылки на страницы в этой книге относятся к шестому изданию PMBOK Guide, если не указано иное. Эта PMP Exam Prep книга может быть использована в одиночку, но это также часть нашей системы PMP Exam Prep, которая включает в себя наш PM FASTrack Cloud симулятор экзамена, а также наши карточки Hot Topics.</text:span></text:p>
      <text:p text:style-name="P22"/>
      <text:p text:style-name="P27"><text:span text:style-name="T15">Введение к каждой главе. </text:span><text:span text:style-name="T8">Предварительное обсуждение делает общий обзор главы и содержит ключевую информацию для понимания материала, охватываемого в этой главе.</text:span></text:p>
      <text:p text:style-name="P22"/>
      <text:p text:style-name="P28"><text:span text:style-name="T15">Быстрый тест.</text:span><text:span text:style-name="T8"> В списке в начале каждой главы указаны темы, затронутые в главе, и наше представление об их общем порядке важности. Чтобы проверить свои знания о содержании главы и рассмотреть то, что наиболее важно, вернитесь к этому списку, когда прочитаете каждую главу.</text:span></text:p>
      <text:p text:style-name="P23"/>
      <text:p text:style-name="P23">Rita’S Process Chart™. Созданная в 1998 году для первого издания этой книги, Rita's Process Chart™ была значительно расширена, чтобы помочь вам понять процесс управления проектом. Это ключевая хитрость для сдачи экзамена с меньшими усилиями. Сначала вы увидите эту диаграмму в главе 3 "процессы управления проектами". Затем она появляется в большинстве оставшихся глав книги, с соответствующими процессами, выделенными для каждой главы. Используйте диаграмму в начале каждой главы, чтобы понять, как различные области знаний связаны с усилиями, участвующими в процессе управления проектами.</text:p>
      <text:p text:style-name="P23"/>
      <text:p text:style-name="P29"><text:span text:style-name="T15">Обзорные материалы и упражнения.</text:span><text:span text:style-name="T8"> Эта книга содержит обширные обзорные материалы и множество упражнений. Эти материалы, которые можно найти в каждой главе, были разработаны на основе теории ускоренного обучения и понимания сложных тем на экзамене. Убедитесь, что вы делаете упражнения, а не прыгаете прямо к ответам. Не пропускайте упражнения, даже если их ценность не кажется вам очевидной. Упражнения и действия являются ключевыми преимуществами этой книги. Они помогут вам сдать экзамен.</text:span></text:p>
      <text:p text:style-name="P29"><text:span text:style-name="T8"><text:tab/>Ответы приводятся сразу после упражнений. Мы обнаружили, что наиболее эффективно размещать ответы сразу после упражнений, а не в конце книги. Если вы не хотите видеть ответы, </text:span><text:soft-page-break/><text:span text:style-name="T8">вот трюк: держите чистый лист бумаги под рукой, чтобы закрыть ответы, пока вы не закончите каждое упражнение и не будете готовы их просмотреть.</text:span></text:p>
      <text:p text:style-name="P24"/>
      <text:p text:style-name="P24">Также в обзорный материал включены трюки для сдачи экзамена под названием Tricks of the Trade* (зарегистрированный товарный знак RMC). Трюки обозначены изображением, показанным здесь слева, и дадут вам дополнительное представление о том, что вам нужно знать об управлении проектами и как готовиться к экзамену. Многие приёмы, впервые описанные или представленные в этой книге, с тех пор стали отраслевыми стандартами.</text:p>
      <text:p text:style-name="P24"/>
      <text:p text:style-name="P24"><draw:frame draw:style-name="fr2" draw:name="Frame2" text:anchor-type="paragraph" svg:x="0.0299in" svg:y="0.0272in" svg:width="0.5528in" draw:z-index="1"><draw:text-box fo:min-height="0.7583in"><text:p text:style-name="P35">О</text:p></draw:text-box></draw:frame>Наш способ помочь вам подготовиться к экзамену не фокусируется на зубрежке. Основное внимание уделяется пониманию действий и инструментов для управления проектами. Вещи, которые вы должны запомнить, обозначены этим изображением.</text:p>
      <text:p text:style-name="P24"/>
      <text:p text:style-name="P24"/>
      <text:p text:style-name="P25"><text:span text:style-name="T16">Практический экзамен. </text:span>Практический экзамен в конце каждой главы позволяет вам просмотреть материал и проверить свое понимание. Пожалуйста, обратитесь к разделу ”<text:span text:style-name="T21">К</text:span>ак подготовиться к экзамену PMP" на стр. 14, чтобы понять, как и когда использовать эти практические экзамены как часть вашего общего учебного плана. На следующих страницах вы найдете таблицу баллов для использования при сдаче практических экзаменов. Сделайте копию для каждого практического экзамена.</text:p>
      <text:p text:style-name="P25"><text:tab/>Обратите внимание, что вопросы практического экзамена в целом хорошо отражают знания и принципы, проверяемые на экзамене. Однако во многих случаях экзаменационные вопросы намного длиннее, чем те, которые представлены в этой книге. Чтобы получить ценный опыт ответа на более длинные вопросы, подумайте о покупке симулятора <text:span text:style-name="T22">экзамена</text:span> PM FASTrack* Cloud, описанного ниже.</text:p>
      <text:p text:style-name="P25"><text:tab/>Пожалуйста, также имейте в виду, что вы не можете просто практиковать ответы на вопросы, чтобы подготовиться к экзамену. Вопросы в этой книге и в PM FASTrack * предоставляются, чтобы помочь вам оценить свои знания и ознакомиться с типами вопросов на экзамене. Сосредоточьте свои усилия на чтении этой книги, выполнении упражнений и обзорной деятельности, а также на заполнении пробелов в знаниях по управлению проектами.</text:p>
      <text:p text:style-name="P25"><text:tab/>Концевая сноска. На протяжении всей этой книги вы будете видеть ссылки на примечания о том, когда тот или иной термин по управлению проектами был впервые введен. Эти заметки объясняют историческое происхождение терминов или понятий и объясняются в конце этой книги. Историческое происхождение не проверяется на экзамене. Эти заметки предоставлены для вашего интереса и справки. Для некоторых понимание развития концепции помогает им лучше запомнить ее. Для других такая информация - отвлекающий маневр. Если вы находите эти заметки отвлекающими,не продолжайте их читать. Вместо этого сосредоточьте свои усилия на основном содержании этой книги.</text:p>
      <text:p text:style-name="P25"><text:tab/></text:p>
      <text:p text:style-name="P30">Использование этой книги с <text:s/><text:span text:style-name="T23">симулятор</text:span>ом <text:span text:style-name="T24">экзамена PM FASTrack* Cloud.</text:span></text:p>
      <text:p text:style-name="P30"><text:span text:style-name="T8">Эта книга может быть использована самостоятельно или в сочетании с симулятором экзамена PM FASTrack* Cloud. Для получения информации об использовании PM FASTrack* в сочетании с этой книгой см. план </text:span><text:span text:style-name="T11">А</text:span><text:span text:style-name="T8"> в разделе “Как подготовиться к экзамену PMP” на стр. 14. Чтобы получить доступ к бесплатной демо-версии. симулятора экзамена, посетите exams.rmcls.com</text:span></text:p>
      <text:p text:style-name="P30"><text:span text:style-name="T8"/></text:p>
      <text:p text:style-name="P56">Таблица с результатами <text:span text:style-name="T8">Используйте эту таблицу баллов, чтобы проверить свое понимание материалы главы. Сделайте копию для каждого практического экзамена главы. (Примечание: Если вы используете си</text:span></text:p>
      <text:p text:style-name="P56"><text:span text:style-name="T8">стему подготовки к экзаменам RMC PMP, см. план обучения на стр. 14.)</text:span></text:p>
      <table:table table:name="Table1" table:style-name="Table1">
        <table:table-column table:style-name="Table1.A" table:number-columns-repeated="2"/>
        <table:table-column table:style-name="Table1.C"/>
        <table:table-column table:style-name="Table1.D"/>
        <table:table-column table:style-name="Table1.E"/>
        <text:soft-page-break/>
        <table:table-row>
          <table:table-cell table:style-name="Table1.A1" office:value-type="string">
            <text:p text:style-name="P80">Номер вопроса</text:p>
          </table:table-cell>
          <table:table-cell table:style-name="Table1.A1" office:value-type="string">
            <text:p text:style-name="P80">Время начала ответа</text:p>
          </table:table-cell>
          <table:table-cell table:style-name="Table1.A1" office:value-type="string">
            <text:p text:style-name="P80">Почему я ответил неправильно</text:p>
          </table:table-cell>
          <table:table-cell table:style-name="Table1.A1" office:value-type="string">
            <text:p text:style-name="P80">Время завершения ответа</text:p>
          </table:table-cell>
          <table:table-cell table:style-name="Table1.E1" office:value-type="string">
            <text:p text:style-name="P80">Почему я ответил неправильно</text:p>
          </table:table-cell>
        </table:table-row>
        <table:table-row>
          <table:table-cell table:style-name="Table1.A2" office:value-type="string">
            <text:list xml:id="list2543853486" text:style-name="L4">
              <text:list-item>
                <text:p text:style-name="P81"/>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4025043096" text:continue-numbering="true" text:style-name="L4">
              <text:list-item>
                <text:p text:style-name="P81"/>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3693109127"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4407834974"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3856757455"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411589582"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544223193"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3903284142"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4603914628"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642452298"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381799872"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4023165688"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570429962"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6068685095"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702220695"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214501910"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165840166"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735659362"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4700255029"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4345824304"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4758531676"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4976618784"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947832000"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4596873070"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6306621622"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6119759266"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6446274745"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6375632709"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4846308906"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4828396201"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500216708"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911722821"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969148315"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ext:soft-page-break/>
        <table:table-row>
          <table:table-cell table:style-name="Table1.A2" office:value-type="string">
            <text:list xml:id="list234825811446424"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6115860066"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4762490843"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6118017472"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6189210134"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039047678"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374947292"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629323212"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349878605"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6781536587"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5404704143"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row>
          <table:table-cell table:style-name="Table1.A2" office:value-type="string">
            <text:list xml:id="list234826669491550" text:continue-numbering="true" text:style-name="L4">
              <text:list-item>
                <text:p text:style-name="P79"/>
              </text:list-item>
            </text:list>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8"/>
          </table:table-cell>
          <table:table-cell table:style-name="Table1.E2" office:value-type="string">
            <text:p text:style-name="P78"/>
          </table:table-cell>
        </table:table-row>
      </table:table>
      <text:p text:style-name="P57"><text:span text:style-name="T8">Итоговый счет</text:span></text:p>
      <text:p text:style-name="P57"><text:span text:style-name="T8">Время начала</text:span></text:p>
      <text:p text:style-name="P57"><text:span text:style-name="T8">Время окончания</text:span></text:p>
      <text:p text:style-name="P57"><text:span text:style-name="T8">Как я могу улучшить свой результат?</text:span></text:p>
      <text:p text:style-name="P57"><text:span text:style-name="T8"/></text:p>
      <text:p text:style-name="P68">Другие материалы для использования при подготовке к экзамену PMP.</text:p>
      <text:p text:style-name="P39"><text:tab/>Вы можете использовать эту книгу как самостоятельный инструмент подготовки или объединить ее со следующими продуктами для всесторонней подготовки к экзамену. Не рискуйте переусердствовать или запутаться, используя другие книги подготовки или продукты за пределами следующих ресурсов.</text:p>
      <text:p text:style-name="P53"/>
      <text:p text:style-name="P53"><draw:frame draw:style-name="fr3" draw:name="Image1" text:anchor-type="paragraph" svg:x="0.0709in" svg:y="0.0102in" svg:width="1.6874in" svg:height="1.0835in" draw:z-index="2"><draw:image xlink:href="Pictures/10000000000000A200000068E332BA50354BCABF.png" xlink:type="simple" xlink:show="embed" xlink:actuate="onLoad" loext:mime-type="image/png"/></draw:frame><text:span text:style-name="T25">Cимулятор</text:span> <text:span text:style-name="T24">экзамена PM FASTrack* Cloud.</text:span></text:p>
      <text:p text:style-name="P40">Наш симулятор PM FASTrack * Cloud exam предлагает более 1600 вопросов, включая сложные ситуационные вопросы с более чем одним ”правильным" ответом. В дополнение к этой книге, PM FASTrack* является самым важным инструментом для сдачи экзамена. Онлайн-подписка позволяет <text:span text:style-name="T25">проводить </text:span><text:s/>экзамен<text:span text:style-name="T25">ы</text:span> по областям знаний, группе процессов, ключевым словам, моделированию PMP и даже супер-моделированию PMP. Он также экономит вам огромное количество времени, автоматически подсчитывая балы и сохраняя записи экзаменов, и включает в себя комплексные возможности оценки и отчетности. Все вопросы связаны с этой книгой или руководством PMBOK*, что позволяет легко вернуться к темам, <text:s/>которые вам нужно больше изучить.</text:p>
      <text:p text:style-name="P40"/>
      <text:p text:style-name="P40"><draw:frame draw:style-name="fr3" draw:name="Image2" text:anchor-type="paragraph" svg:x="-0.0173in" svg:y="0.1563in" svg:width="0.9689in" svg:height="1.1146in" draw:z-index="3"><draw:image xlink:href="Pictures/100000000000005D0000006B0237544BA3A75486.png" xlink:type="simple" xlink:show="embed" xlink:actuate="onLoad" loext:mime-type="image/png"/></draw:frame></text:p>
      <text:p text:style-name="P53">Rita Mulcahy’s™ Hot Topics Flashcards (HardCopy or Audio CD)</text:p>
      <text:p text:style-name="P40"><text:tab/><text:tab/>Вы ищете способ подготовиться к экзамену PMP, который вписывается в ваш плотный график? Теперь вы можете учиться в офисе, в самолете или даже в машине с портативными чрезвычайно ценными карточками горячих тем Rmc—в печатном виде или в формате аудио CD. Более 300 наиболее важных и трудных для запоминания терминов и понятий, связанных с экзаменом PMP, теперь доступны для изучения, когда вы едете, летите или обедаете. Добавить настоящую мобильность для изучения рутины.</text:p>
      <text:p text:style-name="P40"/>
      <text:p text:style-name="P54"><draw:frame draw:style-name="fr3" draw:name="Image3" text:anchor-type="paragraph" svg:x="0.0398in" svg:y="0.0209in" svg:width="1.9791in" svg:height="1.3854in" draw:z-index="4"><draw:image xlink:href="Pictures/10000000000000BE00000085473279C6A260BB96.png" xlink:type="simple" xlink:show="embed" xlink:actuate="onLoad" loext:mime-type="image/png"/></draw:frame><text:span text:style-name="T26">Дистанционные курсы по подготовке к экзамену </text:span>PMP® Exam<text:span text:style-name="T26">.</text:span></text:p>
      <text:p text:style-name="P41"><text:tab/>Этот курс для самостоятельной подготовки к экзамену PMP(eLearning) предлагает небольшие мобильные интерактивные уроки, сотни аудиоклипов, десятки упражнений и игр, цифровые карточки Hot Topics, неограниченные временные и забитые практические экзамены с помощью симулятора PM FASTrack* exam и все 35 контактных часов, необходимых для подачи заявки на сдачу экзамена PMP. Он также включает в себя полную библиотеку документов вместе с сокращенной цифровой копией этой книги.</text:p>
      <text:p text:style-name="P41"/>
      <text:p text:style-name="P43"><text:span text:style-name="T29">К</text:span><text:span text:style-name="T28">урсы по подготовке к экзамену </text:span><text:span text:style-name="T27">PMP® Exam </text:span><text:span text:style-name="T29">с инструктором</text:span><text:span text:style-name="T28">. </text:span></text:p>
      <text:p text:style-name="P43"><text:span text:style-name="T28"><text:tab/></text:span>Для тех, кто легче учится в интерактивной среде "человек-человеку", RMC регулярно планирует различные классы подготовки к экзаменам под руководством инструктора, а также живые виртуальные курсы. Все курсы были первоначально разработаны Ритой Малкахи, чтобы подготовить вас к экзамену PMP весело и эффективно—с минимальным обучением после класса. Для получения дополнительной информации или найти класс рядом с вами, перейдите в rmcls.com</text:p>
      <text:p text:style-name="P42"/>
      <text:p text:style-name="P55">PMBOK® Guide. <text:span text:style-name="T30">Шестая редакция.</text:span></text:p>
      <text:p text:style-name="P42"><text:tab/>The PMBOK* Guide, Sixth Edition (2017) — <text:span text:style-name="T30">это международный стандарт по управлению проектами от PMI.</text:span></text:p>
      <text:p text:style-name="P42"/>
      <text:p text:style-name="P63"/>
      <text:p text:style-name="P63"/>
      <text:p text:style-name="P63"><text:soft-page-break/>На что похож экзамен?</text:p>
      <text:p text:style-name="P58"><text:span text:style-name="T12"><text:tab/></text:span><text:span text:style-name="T8">Имейте в виду три важные вещи об экзамене PMP. Во-первых, экзамен не является проверкой вашего знания руководства PMBOK*. Во-вторых, вы не можете полагаться только на ваш реальный опыт. В-третьих, обучение профессиональному управлению проектами, в соответствии с руководством PMBOK*, имеет решающее значение.</text:span></text:p>
      <text:p text:style-name="P58"><text:span text:style-name="T8"><text:tab/>Экзамен включает в себя 200 вопросов с несколькими вариантами ответов с четырьмя вариантами ответов на вопрос. Экзамен должен быть завершен через четыре часа. Двадцать пять (25) из 200 экзаменационных вопросов являются экспериментальными вопросами, то есть они не включены в ваш счет для экзамена. Эти вопросы будут случайным образом размещены на протяжении всего экзамена. Вы не будете знать, какие из них какие. Экспериментальные вопросы включены PMI для проверки вопросов для будущего включения в их основную базу данных. Ваш счет будет рассчитан на основе вашего ответа на оставшиеся 175 вопросов. PMI не называет сумму проходных баллов. Однако, основываясь на истории экзаменов, мы оцениваем, что она находится где-то между 65 и 69 процентами (от 114 до 121 вопроса правильных ответов из 175).</text:span></text:p>
      <text:p text:style-name="P58"><text:span text:style-name="T8"><text:tab/>Вопросы генерируются случайным образом из базы данных, содержащей сотни вопросов. Вопросы могут переходить от темы к теме, и один вопрос может интегрировать несколько концепций. Вы получаете одно очко за каждый правильный ответ. Нет никакого наказания за неправильные ответы.</text:span></text:p>
      <text:p text:style-name="P58"><text:span text:style-name="T8"><text:tab/>Следующая таблица показывает процентное соотношение <text:s/>вопросов на экзамене по каждой группе процессов.</text:span></text:p>
      <table:table table:name="Table2" table:style-name="Table2">
        <table:table-column table:style-name="Table2.A"/>
        <table:table-column table:style-name="Table2.B"/>
        <table:table-row>
          <table:table-cell table:style-name="Table2.A1" office:value-type="string">
            <text:p text:style-name="P58">Project Management </text:p>
            <text:p text:style-name="P58">Process Group </text:p>
          </table:table-cell>
          <table:table-cell table:style-name="Table2.B1" office:value-type="string">
            <text:p text:style-name="P59">Percentage</text:p>
            <text:p text:style-name="P59">of Questions</text:p>
          </table:table-cell>
        </table:table-row>
        <table:table-row>
          <table:table-cell table:style-name="Table2.A2" office:value-type="string">
            <text:p text:style-name="P58"><text:span text:style-name="T8">Project initiating </text:span></text:p>
          </table:table-cell>
          <table:table-cell table:style-name="Table2.B2" office:value-type="string">
            <text:p text:style-name="P58"><text:span text:style-name="T8">13%</text:span></text:p>
          </table:table-cell>
        </table:table-row>
        <table:table-row>
          <table:table-cell table:style-name="Table2.A2" office:value-type="string">
            <text:p text:style-name="P58"><text:span text:style-name="T8">Project planning </text:span></text:p>
          </table:table-cell>
          <table:table-cell table:style-name="Table2.B2" office:value-type="string">
            <text:p text:style-name="P58"><text:span text:style-name="T8">24%</text:span></text:p>
          </table:table-cell>
        </table:table-row>
        <table:table-row>
          <table:table-cell table:style-name="Table2.A2" office:value-type="string">
            <text:p text:style-name="P58"><text:span text:style-name="T8">Project executing</text:span></text:p>
          </table:table-cell>
          <table:table-cell table:style-name="Table2.B2" office:value-type="string">
            <text:p text:style-name="P58"><text:span text:style-name="T8">31%</text:span></text:p>
          </table:table-cell>
        </table:table-row>
        <table:table-row>
          <table:table-cell table:style-name="Table2.A2" office:value-type="string">
            <text:p text:style-name="P58"><text:span text:style-name="T8">Project monitoring and controlling</text:span></text:p>
          </table:table-cell>
          <table:table-cell table:style-name="Table2.B2" office:value-type="string">
            <text:p text:style-name="P58"><text:span text:style-name="T8">25%</text:span></text:p>
          </table:table-cell>
        </table:table-row>
        <table:table-row>
          <table:table-cell table:style-name="Table2.A2" office:value-type="string">
            <text:p text:style-name="P58"><text:span text:style-name="T8">Project closing</text:span></text:p>
          </table:table-cell>
          <table:table-cell table:style-name="Table2.B2" office:value-type="string">
            <text:p text:style-name="P58"><text:span text:style-name="T8"><text:s/>7%</text:span></text:p>
          </table:table-cell>
        </table:table-row>
      </table:table>
      <text:p text:style-name="P58"><text:span text:style-name="T8"><text:tab/>PMI иногда вносит изменения в такие аспекты экзамена как: квалификационные требования, процесс подачи заявки, проходной балл и разбивка вопросов по каждой группе процессов. Для получения последней информации, пожалуйста, посетите pmi.org и внимательно прочитайте уведомление об авторизации. Любые различия между тем, что перечислено здесь, и тем, что сообщается PMI, должны быть решены в пользу информации PMI.</text:span></text:p>
      <text:p text:style-name="P58"><text:span text:style-name="T8"><text:tab/>На следующей диаграмме показаны темы, протестированные на экзамене, а также их уровень сложности. Для многих людей наиболее сложными областями являются такие процессы управления проектами как управление закупками, управление рисками, управление качеством и управление интеграцией. Эта информация основана на нашем собственном исследовании, в котором мы попросили студентов, готовящихся к экзамену, определить, какие области знаний они считают наиболее трудными.</text:span></text:p>
      <text:p text:style-name="P58"><draw:frame draw:style-name="fr4" draw:name="Image4" text:anchor-type="paragraph" svg:width="5.5917in" svg:height="4.1752in" draw:z-index="5"><draw:image xlink:href="Pictures/100000000000029F000001F59DA899D211487DB7.jpg" xlink:type="simple" xlink:show="embed" xlink:actuate="onLoad" loext:mime-type="image/jpeg"/></draw:frame><text:soft-page-break/><text:span text:style-name="T8"/></text:p>
      <text:p text:style-name="P58"><text:span text:style-name="T8">На следующей диаграмме показан уровень сложности групп процессов. Многие люди считают, что мониторинг, контроль, <text:s/>выполнение и инициирование проектов являются самыми сложными. Убедитесь, что вы их тщательно изучили.</text:span></text:p>
      <text:p text:style-name="P58"><draw:frame draw:style-name="fr5" draw:name="Image5" text:anchor-type="paragraph" svg:width="5.5in" svg:height="2.2335in" draw:z-index="6"><draw:image xlink:href="Pictures/10000000000002940000010C2AF2D2B758A19143.jpg" xlink:type="simple" xlink:show="embed" xlink:actuate="onLoad" loext:mime-type="image/jpeg"/></draw:frame><text:span text:style-name="T8"/></text:p>
      <text:p text:style-name="P58"><text:span text:style-name="T8">Имейте в виду следующее для экзамена PMP:</text:span></text:p>
      <text:list xml:id="list2527855055" text:style-name="L5">
        <text:list-item>
          <text:p text:style-name="P60"><text:span text:style-name="T8">Экзамен проверяет знания их применение и анализ. Это делает экзамен больше, чем проверкой памяти. Вы должны знать, как применять информацию из этой книги и уметь анализировать ситуации, связанные с этой информацией. Не ожидайте, что экзамен будет состоять из простых вопросов типа определения.</text:span></text:p>
        </text:list-item>
        <text:list-item>
          <text:p text:style-name="P60"><text:span text:style-name="T8">Важно понимать, что экзамен касается реального использования управления проектами. Большинство вопросов носят ситуативный характер. Для тех, кто не использовал инструменты управления проектами в реальном мире, или чьи усилия по управлению проектами включают распространенные ошибки, эти вопросы могут быть чрезвычайно трудными.</text:span></text:p>
        </text:list-item>
        <text:list-item>
          <text:p text:style-name="P60"><text:span text:style-name="T8">На экзамене могут быть случаи, когда одни и те же данные используются для нескольких вопросов, например, с вопросами диаграммы сети.</text:span></text:p>
        </text:list-item>
        <text:list-item>
          <text:p text:style-name="P60"><text:soft-page-break/><text:span text:style-name="T8">Не смотря на то, что кажется должно было быть больше таких вопросов, фактически было только от 10 до 12 вопросов требующих от вас идентифицировать входы или выходы из руководства PMBOK*. Однако, чтобы правильно ответить на эти вопросы, вам нужно знать больше, чем просто имена входных и выходных данных: вам нужно понимать соответствующие процессы и то, какие входные данные поступают в процессы, а какие получаем на выходе. (Входы и выходы рассматриваются в последующих главах.)</text:span></text:p>
        </text:list-item>
        <text:list-item>
          <text:p text:style-name="P60"><text:span text:style-name="T8">Ожидайте от 15 до 20 вопросов, связанных с формулами на экзамене.</text:span></text:p>
        </text:list-item>
        <text:list-item>
          <text:p text:style-name="P60"><text:span text:style-name="T8">Ожидайте от 10 до 15 вопросов на экзамене на тему освоенного объема. Не все из них требуют расчетов по формулам.</text:span></text:p>
        </text:list-item>
        <text:list-item>
          <text:p text:style-name="P60"><text:span text:style-name="T8">Большинство аббревиатур будут прописаны (например, на экзамене обычно используется полный термин "work breakdown structure“, а не” WBS"), но вы должны знать как аббревиатуру, так и полный термин.</text:span></text:p>
        </text:list-item>
        <text:list-item>
          <text:p text:style-name="P60"><text:span text:style-name="T8">Правильные ответы не должны включать прямые цитаты из руководства PMBOK*.</text:span></text:p>
        </text:list-item>
        <text:list-item>
          <text:p text:style-name="P60"><text:span text:style-name="T8">Большинство людей чувствуют себя неуверенно только в 40 или менее из 200 вопросов на экзамене.</text:span></text:p>
        </text:list-item>
        <text:list-item>
          <text:p text:style-name="P60"><text:span text:style-name="T8">Многим людям нужно около трех часов, чтобы закончить первый проход через экзамен; затем они проводят оставшееся время, просматривая свои ответы.</text:span></text:p>
        </text:list-item>
        <text:list-item>
          <text:p text:style-name="P60"><text:span text:style-name="T8">Вопросы на экзамене в основном ситуативные, многие неоднозначные и многословные, а некоторые даже кажутся, что у них есть два или более правильных ответа. Будьте готовы к таким типам вопросов, к</text:span><text:span text:style-name="T13">оторые </text:span><text:span text:style-name="T8"><text:s/>предст</text:span><text:span text:style-name="T13">а</text:span><text:span text:style-name="T8">влен</text:span><text:span text:style-name="T13">ы</text:span><text:span text:style-name="T8"> ниже, и <text:s/>вы не будете тратить лишнее время <text:s/>из-за <text:s/></text:span><text:span text:style-name="T13">т</text:span><text:span text:style-name="T8">ого что будете застигнуты врасплох при сдаче экзамена.</text:span></text:p>
          <text:p text:style-name="P60"><text:span text:style-name="T8"/></text:p>
        </text:list-item>
      </text:list>
      <text:list xml:id="list3652294945" text:style-name="L6">
        <text:list-item>
          <text:p text:style-name="P61"><text:span text:style-name="T15">Ситуационные вопросы.</text:span><text:span text:style-name="T8"> Эти вопросы показывают, почему наличие опыта управления проектами имеет решающее значение для сдачи этого экзамена. Такие вопросы требуют от вас интегрировать свой реальный опыт и знания концепций экзамена. Например:</text:span></text:p>
          <text:list>
            <text:list-header>
              <text:p text:style-name="P61"><text:span text:style-name="T8">Вопрос. Вы получаете уведомление о том, что основной элемент, который вы покупаете для проекта, будет отложен. Что лучше всего сделать?</text:span></text:p>
              <text:list>
                <text:list-item>
                  <text:list>
                    <text:list-item>
                      <text:p text:style-name="P61"><text:span text:style-name="T8">Перепланируйте свой проект, чтобы учесть эту задержку.</text:span></text:p>
                    </text:list-item>
                    <text:list-item>
                      <text:p text:style-name="P61"><text:span text:style-name="T8">Сообщите своему менеджеру.</text:span></text:p>
                    </text:list-item>
                    <text:list-item>
                      <text:p text:style-name="P61"><text:span text:style-name="T8">Сообщите об этом клиенту и обсудите варианты.</text:span></text:p>
                    </text:list-item>
                    <text:list-item>
                      <text:p text:style-name="P61"><text:span text:style-name="T8">Встретьтесь с командой и определите альтернативы.</text:span></text:p>
                    </text:list-item>
                  </text:list>
                </text:list-item>
              </text:list>
            </text:list-header>
          </text:list>
        </text:list-item>
      </text:list>
      <text:p text:style-name="P58"><text:tab/><text:tab/><text:span text:style-name="T31">Ответ: d</text:span></text:p>
      <text:list xml:id="list234825275208637" text:continue-numbering="true" text:style-name="L6">
        <text:list-item>
          <text:p text:style-name="P62"><text:span text:style-name="T15">Вопросы с двумя или более правильными ответами. </text:span><text:span text:style-name="T8">Вопросы, на которые, </text:span><text:span text:style-name="T14">кажется</text:span><text:span text:style-name="T8"> есть два, три или даже четыре правильных ответа, являются основной жалобой многих тестируемых. Во многих вопросах будет перечисляться несколько вариантов, которые <text:s/></text:span><text:span text:style-name="T14">кажется </text:span><text:span text:style-name="T8">могли бы быть правильными <text:s/>или которые могли бы выбрать менее опытные или менее квалифицированные руководители проектов.</text:span></text:p>
          <text:p text:style-name="P62"><text:span text:style-name="T8">Проходя через вопросы и просматривая ответы в этой книге (или в PM FASTrack* для пользователей PMP Exam Prep System), найдите вопросы, на которые, по вашему мнению, есть более одного правильного ответа, и попытайтесь выяснить, почему вы считаете, что несколько вариантов правильны. Мы намеренно включили такие вопросы в наши продукты, чтобы дать вам возможность ознакомиться с типами вопросов, которые вы увидите на экзамене; мы предоставляем объяснения, чтобы помочь вам понять, почему ваш правильный ответ может быть не лучшим выбором.</text:span></text:p>
          <text:p text:style-name="P62"><text:span text:style-name="T8">Давайте еще раз рассмотрим предыдущий ситуационный вопрос. Разве мы не можем сделать выбор? Правильный ответ, конечно, D, но разве не правильно также сказать клиенту? Да, но это не первое, что нужно сделать. По сути, этот вопрос действительно говорит: "что лучше всего сделать дальше?". Когда вы отвечаете на практические вопросы, имейте в виду концепцию “</text:span><text:span text:style-name="T15">лучшее, что нужно сделать дальше</text:span><text:span text:style-name="T8">”, чтобы помочь вам решить, какой ответ определяет следующий шаг в правильном управлении проектами.</text:span></text:p>
        </text:list-item>
        <text:list-item>
          <text:p text:style-name="P45"><text:soft-page-break/><text:span text:style-name="T16">Вопросы с посторонней информацией. </text:span>Важно понимать, что не вся информация, включенная в вопрос, будет актуальной. Например, числа в следующем вопросе являются посторонними данными.</text:p>
          <text:p text:style-name="P45">Вопрос. <text:span text:style-name="T16">Опыт показывает, что каждый раз, когда вы удваиваете производство дверей, стоимость одной двери снижается на 10 процентов. Исходя из этого, компания определяет, что производство 3000 дверей должно стоить 21 000 долларов. Этот случай иллюстрирует:</text:span></text:p>
          <text:list>
            <text:list-item>
              <text:list>
                <text:list-item>
                  <text:p text:style-name="P45">Цикл обучения</text:p>
                </text:list-item>
                <text:list-item>
                  <text:p text:style-name="P45">Закон убывающей отдачи</text:p>
                </text:list-item>
                <text:list-item>
                  <text:p text:style-name="P45">Правило 80/20</text:p>
                </text:list-item>
                <text:list-item>
                  <text:p text:style-name="P45">Параметрическая оценка затрат</text:p>
                </text:list-item>
              </text:list>
            </text:list-item>
          </text:list>
        </text:list-item>
      </text:list>
      <text:p text:style-name="P47"><text:tab/>Ответ: d</text:p>
      <text:list xml:id="list234826189145309" text:continue-numbering="true" text:style-name="L6">
        <text:list-header>
          <text:p text:style-name="P46"/>
          <text:p text:style-name="P46">Многие вопросы будут намного длиннее, чем в предыдущем примере. Но опять же, вам может не понадобиться вся представленная информация, чтобы ответить на вопрос. Например, представьте, что мы изменили предыдущий вопрос, чтобы включить еще больше информации.</text:p>
          <text:p text:style-name="P69">«Ваша компания является крупным производителем дверей и получивший множество наград за качество. Как руководитель производственного отдела, Вы имеете 230 человек, отчитывающихся перед вами по 23 различным проектам. Опыт показывает, что каждый раз, когда вы удваиваете производство дверей, себестоимость единицы продукции уменьшаются на 10 процентов. Исходя из этого, компания определяет, что производство 3,000 дверей должно стоить $21,000. Этот случай иллюстрирует..»</text:p>
          <text:list>
            <text:list-item>
              <text:list>
                <text:list-item>
                  <text:list>
                    <text:list-item>
                      <text:list>
                        <text:list-item>
                          <text:list>
                            <text:list-header>
                              <text:p text:style-name="P70"><text:span text:style-name="T32">Видите</text:span>, как дополнительные данные не изменяют смысла того, что представлено в вопросе? Данные - это отвлекающий фактор. На экзамене, вы увидите данные, которые не нужны для ответа на вопрос. Фокус в том, чтобы смотреть на каждый вопрос <text:span text:style-name="T33">и</text:span> определ<text:span text:style-name="T33">я</text:span>ть в чем вопрос, а не теряться во всей предоставленной информации. Затем вы можете определить, на какой информации сосредоточиться, чтобы выбрать лучший ответ на вопрос. Не расстраивайтесь, если у вас возникли трудности с этими длинными вопросами. Для компьютерных экзаменов PMI добавил <text:s/><text:span text:style-name="T33">функции </text:span>зачерк<text:span text:style-name="T33">ивания </text:span>и выделен<text:span text:style-name="T33">ия</text:span> чтобы вы могли выделить соответствующую информацию и вычеркнуть ненужные данные. Обратите внимание, сколько раз Вы читаете вопросы и ответы. Трюк заключатеся втом что бы прочитать вопрос один раз, а затем организовать данные с помощью зачеркивания и инструментов выделения, чтобы ответить на вопрос во время первого чтения. Если вы не уверены в ответе, отметьте вопрос и вернитесь к нему позже; обратите внимание, что ваши выделенные и зачеркнутые обозначения все еще будут там. Если вы знаете, что не ответите на все вопросы во время первого чтения, вы знаете, чего ожидать. Вы будете сохранять спокойствие и не терять уверенность, когда увидите такие вопросы.</text:p>
                            </text:list-header>
                          </text:list>
                        </text:list-item>
                      </text:list>
                    </text:list-item>
                  </text:list>
                </text:list-item>
              </text:list>
            </text:list-item>
          </text:list>
        </text:list-header>
        <text:list-item>
          <text:p text:style-name="P71">Вопросы с использованием придуманных терминов. Многие люди, сдающие экзамен, ожидают, что все термины, используемые в качестве выбора, должны что-то означать. Но это не так. Экзамен часто включает в себя придуманные термины. Если вы считаете себя хорошо обученным и видите термин на экзамене, который вы не знаете, скорее всего, это не правильный ответ. Например:</text:p>
          <text:list>
            <text:list-header>
              <text:p text:style-name="P72">Вопрос. <text:span text:style-name="T19">Последовательное уточнение</text:span><text:span text:style-name="T16"> проекта по мере поступления в команду дополнительной информации называется:</text:span></text:p>
              <text:list>
                <text:list-item>
                  <text:p text:style-name="P77">Подтверждение содержания</text:p>
                </text:list-item>
                <text:list-item>
                  <text:p text:style-name="P75">Стратегическое планирование</text:p>
                </text:list-item>
                <text:list-item>
                  <text:p text:style-name="P76">Последовательное уточнение</text:p>
                </text:list-item>
                <text:list-item>
                  <text:p text:style-name="P75">Количественная проработка</text:p>
                </text:list-item>
              </text:list>
            </text:list-header>
          </text:list>
          <text:p text:style-name="P73"><text:soft-page-break/>Ответ: с </text:p>
          <text:list text:continue-numbering="true">
            <text:list-header>
              <text:p text:style-name="P73">В этом вопросе “количественная проработка " (выбор D) не является реальным термином управления проектами.</text:p>
            </text:list-header>
          </text:list>
          <text:p text:style-name="P73"/>
        </text:list-item>
        <text:list-item>
          <text:p text:style-name="P46">Вопросы, в которых важно понимание. Давайте рассмотрим следующие вопросы</text:p>
          <text:p text:style-name="P48">Вопрос: <text:span text:style-name="T16">Процесс разделения результатов на меньшие, более управляемые компоненты завершен, когда:</text:span></text:p>
          <text:list>
            <text:list-item>
              <text:p text:style-name="P48">Утверждено обоснование проекта.</text:p>
            </text:list-item>
            <text:list-item>
              <text:p text:style-name="P48">Произошли запросы на изменение.</text:p>
            </text:list-item>
            <text:list-item>
              <text:p text:style-name="P48">Оценка стоимости может быть разработана для каждого элемента работы.</text:p>
            </text:list-item>
            <text:list-item>
              <text:p text:style-name="P48">Каждый элемент работы находится в словаре WBS.</text:p>
              <text:p text:style-name="P74">Ответ: с</text:p>
              <text:p text:style-name="P73">Чтобы ответить на этот вопрос, необходимо понять используемые термины, в том числе понятие декомпозиции и какое значение имеет данная методика в процессе управления проектом.</text:p>
              <text:p text:style-name="P73"/>
            </text:list-item>
          </text:list>
        </text:list-item>
        <text:list-item>
          <text:p text:style-name="P46">Вопросы с новым подходом к известной теме. Будет много случаев, когда вы понимаете тему, но никогда не думали об этом так, как описывает вопрос. Например:</text:p>
          <text:p text:style-name="P49">Вопрос: <text:span text:style-name="T16">В матричных организациях распространение информации, скорее всего, будет эффективным, когда:</text:span></text:p>
          <text:list>
            <text:list-item>
              <text:p text:style-name="P49">Информация распространяется как по горизонтали, так и по вертикали.</text:p>
            </text:list-item>
            <text:list-item>
              <text:p text:style-name="P49">Коммуникационные потоки остаются простыми.</text:p>
            </text:list-item>
            <text:list-item>
              <text:p text:style-name="P49">В выбранном типе матрицы заложена логика.</text:p>
            </text:list-item>
            <text:list-item>
              <text:p text:style-name="P49">Руководители проектов и функциональные менеджеры общаются.</text:p>
              <text:p text:style-name="P49">Ответ: а</text:p>
              <text:p text:style-name="P49">Многие люди знают, что такое матричная организация, но не уделяют внимания тому, как эта организационная структура влияет на направления обмена информацией.</text:p>
              <text:p text:style-name="P49"/>
            </text:list-item>
          </text:list>
        </text:list-item>
        <text:list-item>
          <text:p text:style-name="P46">Вопросы с более чем одним пунктом в каждом выборе. Давайте рассмотрим следующий пример:</text:p>
          <text:p text:style-name="P50">Вопрос:<text:span text:style-name="T16"> Продавец по проекту представил менеджеру проекта официальное уведомление о том, что продавец получил ущерб от деятельности покупателей. Продавец утверждает, что медленный ответ покупателя на запрошенные разрешительные документы задержал осуществление проекта и вызвал непредвиденные расходы продавца. Первое, что должен сделать руководитель проекта:</text:span></text:p>
          <text:list>
            <text:list-item>
              <text:p text:style-name="P50"><text:span text:style-name="T16">Соберите все соответствующие данные, отправьте данные адвокату компании и проконсультируйтесь с адвокатом о юридических действиях.</text:span></text:p>
            </text:list-item>
            <text:list-item>
              <text:p text:style-name="P50"><text:span text:style-name="T16">Просмотрите контракт </text:span><text:span text:style-name="T17">о</text:span><text:span text:style-name="T16"> конкретных согласованных условиях, которые относятся к этому вопросу, посмотрите, есть ли четкий ответ, и проконсультируйтесь с адвокатом, если это необходимо.</text:span></text:p>
            </text:list-item>
            <text:list-item>
              <text:p text:style-name="P50"><text:span text:style-name="T16">Просмотрите отчет о работе по закупкам для требований, отправьте ответ о получении претензии и соберитесь для решения вопроса, по возможности не прибегая к юридическим действиям.</text:span></text:p>
            </text:list-item>
            <text:list-item>
              <text:p text:style-name="P50"><text:span text:style-name="T16">Провести совещание с группой для рассмотрения причин задержки с принятием, составить перечень конкретных причин и исправить эти причины.</text:span></text:p>
            </text:list-item>
          </text:list>
          <text:p text:style-name="P51"><text:span text:style-name="T16">Ответ: b</text:span></text:p>
          <text:p text:style-name="P64">Эти вопросы могут показаться трудными, пока вы не примените этот маленький трюк: используйте процесс исключения, по одному пункту за раз. Рассмотрим первый элемент, указанный в каждом выборе, и исключим варианты, содержащие неправдоподобный первый элемент. Затем посмотрите на второй пункт в каждом оставшемся выборе и исключите <text:soft-page-break/>любые неправдоподобные варианты. Продолжайте идти, пока у вас не останется только один выбор.</text:p>
          <text:p text:style-name="P64"/>
          <text:p text:style-name="P64">Смотрите,иногда элементы в каждом выборе показывают поток или процесс. См. следующий пример:</text:p>
          <text:p text:style-name="P65">Вопрос: При управлении проектом, что из нижеследующего является лучшим для решения возникающих проблем?</text:p>
          <text:list>
            <text:list-item text:start-value="1">
              <text:p text:style-name="P65">Пойти к команде, пойдите к руководству, пойдите к менеджерам ресурсовсов</text:p>
            </text:list-item>
            <text:list-item>
              <text:p text:style-name="P65">Пойти к менеджерам ресурсов, пойти к руководству, пойти к клиентуту.</text:p>
            </text:list-item>
            <text:list-item>
              <text:p text:style-name="P65">Разберись сам, Пойти к заказчику, пойди к руководству.</text:p>
            </text:list-item>
            <text:list-item>
              <text:p text:style-name="P65">Решите проблемы с ресурсами, которыми вы управляете, пойти к менеджерам ресурсов, пойти к клиенту.</text:p>
              <text:p text:style-name="P66">Ответ: d</text:p>
            </text:list-item>
          </text:list>
        </text:list-item>
      </text:list>
      <text:p text:style-name="P67"><text:tab/><text:tab/>В этом случае вам нужно посмотреть на каждый выбор независимо, чтобы увидеть, если процесс указан правильно.</text:p>
      <text:p text:style-name="P67"/>
      <text:list xml:id="list234826718609628" text:continue-numbering="true" text:style-name="L6">
        <text:list-item>
          <text:p text:style-name="P46">Чрезмерно многословные вопросы вместо того, чтобы говорить; “проект отстает от графика”, экзамен может использовать более словесные формулировки, такие как “проект float был равен нулю и недавно перешел к отрицательному 2”. Вместо того, чтобы сказать: “команда не отчитывается должным образом", экзамен может сказать: “команда потеряла из виду план управления коммуникациями”, первый шаг в ответе на многие вопросы-определить, что задает вопрос, а затем перевести многословную формулировку. Если вы не носитель английского языка, это может быть особенно большой проблемой, но это также трудно для носителей английского языка. Просто не торопитесь, и больше практикуйтесь в чтении многословных вопросов, прежде чем сдавать экзамен.</text:p>
        </text:list-item>
      </text:list>
      <text:p text:style-name="P58"><text:span text:style-name="T8"/></text:p>
      <text:p text:style-name="P58"><text:span text:style-name="T8">См. Главу 15 этой книги для получения дополнительной информации об экзамене и дополнительной помощи в усвоении информации, представленной в этой книге.</text:span></text:p>
      <text:p text:style-name="P58"><text:span text:style-name="T8"/></text:p>
      <text:p text:style-name="P63">Как подготовиться к экзамену PMP</text:p>
      <text:p text:style-name="P44">Некоторые люди считают, что вам нужно прочитать все доступные ресурсы и потратить как можно больше времени на подготовку к экзамену PMP. Не делайте этой ошибки. Вы не должны читать каждую книгу, которую можете найти, есть риск переусердствовать. Вместо этого мы рекомендуем использовать подход, описанный в следующих раздела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f309" officeooo:paragraph-rsid="000ef309"/>
    </style:style>
    <style:page-layout style:name="Mpm1">
      <style:page-layout-properties fo:page-width="8.2681in" fo:page-height="11.6929in" style:num-format="1" style:print-orientation="portrait" fo:margin-top="0.7874in" fo:margin-bottom="0.7874in" fo:margin-left="0.4791in" fo:margin-right="0.6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5-18T23:48:23.176897484</dc:date>
    <meta:editing-duration>PT6H10M8S</meta:editing-duration>
    <meta:editing-cycles>59</meta:editing-cycles>
    <meta:document-statistic meta:table-count="3" meta:image-count="5" meta:object-count="0" meta:page-count="14" meta:paragraph-count="261" meta:word-count="4845" meta:character-count="34130" meta:non-whitespace-character-count="29559"/>
  </office:meta>
</office:document-meta>
</file>